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" svg:font-family="DejaVu Sans" style:font-family-generic="swiss" style:font-pitch="variable"/>
    <style:font-face style:name="StarSymbol, 'Arial Unicode MS'" svg:font-family="Star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right="-0.0006in"/>
    </style:style>
    <style:style style:name="TableColumn3" style:family="table-column">
      <style:table-column-properties style:column-width="0.5833in" style:use-optimal-column-width="false"/>
    </style:style>
    <style:style style:name="TableColumn4" style:family="table-column">
      <style:table-column-properties style:column-width="0.427in" style:use-optimal-column-width="false"/>
    </style:style>
    <style:style style:name="TableColumn5" style:family="table-column">
      <style:table-column-properties style:column-width="0.1354in" style:use-optimal-column-width="false"/>
    </style:style>
    <style:style style:name="TableColumn6" style:family="table-column">
      <style:table-column-properties style:column-width="0.3229in" style:use-optimal-column-width="false"/>
    </style:style>
    <style:style style:name="TableColumn7" style:family="table-column">
      <style:table-column-properties style:column-width="0.5937in" style:use-optimal-column-width="false"/>
    </style:style>
    <style:style style:name="TableColumn8" style:family="table-column">
      <style:table-column-properties style:column-width="0.1458in" style:use-optimal-column-width="false"/>
    </style:style>
    <style:style style:name="TableColumn9" style:family="table-column">
      <style:table-column-properties style:column-width="1.3541in" style:use-optimal-column-width="false"/>
    </style:style>
    <style:style style:name="TableColumn10" style:family="table-column">
      <style:table-column-properties style:column-width="0.1458in" style:use-optimal-column-width="false"/>
    </style:style>
    <style:style style:name="TableColumn11" style:family="table-column">
      <style:table-column-properties style:column-width="3.6111in" style:use-optimal-column-width="false"/>
    </style:style>
    <style:style style:name="Table2" style:family="table">
      <style:table-properties style:width="7.3194in" fo:margin-left="-0.031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style:snap-to-layout-grid="false" fo:text-align="center" fo:margin-right="-0.0006in"/>
      <style:text-properties fo:color="#000000" fo:font-size="11pt" style:font-size-asian="11pt"/>
    </style:style>
    <style:style style:name="P15" style:parent-style-name="Standard" style:family="paragraph">
      <style:paragraph-properties fo:text-align="center" fo:margin-right="-0.0006in"/>
    </style:style>
    <style:style style:name="T16" style:parent-style-name="Fonteparág.padrão" style:family="text">
      <style:text-properties fo:color="#000000" fo:font-size="11pt" style:font-size-asian="11pt"/>
    </style:style>
    <style:style style:name="P17" style:parent-style-name="Standard" style:family="paragraph">
      <style:paragraph-properties fo:text-align="center" fo:margin-right="-0.0006in"/>
      <style:text-properties fo:color="#000000" fo:font-size="11pt" style:font-size-asian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style:snap-to-layout-grid="false"/>
      <style:text-properties fo:font-size="5pt" style:font-size-asian="5pt" style:font-size-complex="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style:snap-to-layout-grid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style:snap-to-layout-grid="false"/>
    </style:style>
    <style:style style:name="TableCell2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style:snap-to-layout-grid="false" fo:margin-right="-0.0006in"/>
    </style:style>
    <style:style style:name="T28" style:parent-style-name="Fonteparág.padrão" style:family="text">
      <style:text-properties fo:font-weight="bold" style:font-weight-asian="bold" fo:color="#000000" fo:font-size="20pt" style:font-size-asian="20pt"/>
    </style:style>
    <style:style style:name="T29" style:parent-style-name="Fonteparág.padrão" style:family="text">
      <style:text-properties fo:color="#000000" fo:font-size="20pt" style:font-size-asian="2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style:snap-to-layout-grid="false"/>
      <style:text-properties fo:font-size="5pt" style:font-size-asian="5pt" style:font-size-complex="5pt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style:snap-to-layout-grid="false"/>
      <style:text-properties fo:font-size="5pt" style:font-size-asian="5pt" style:font-size-complex="5pt"/>
    </style:style>
    <style:style style:name="TableCell3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style:snap-to-layout-grid="false" fo:text-align="center" fo:margin-right="-0.0006in"/>
      <style:text-properties fo:font-size="5pt" style:font-size-asian="5pt" style:font-size-complex="5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style:snap-to-layout-grid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style:snap-to-layout-grid="false"/>
    </style:style>
    <style:style style:name="TableCell4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style:snap-to-layout-grid="false" fo:margin-right="-0.0006in"/>
    </style:style>
    <style:style style:name="T44" style:parent-style-name="Fonteparág.padrão" style:family="text">
      <style:text-properties fo:font-weight="bold" style:font-weight-asian="bold" fo:color="#000000" fo:font-size="20pt" style:font-size-asian="20pt"/>
    </style:style>
    <style:style style:name="T45" style:parent-style-name="Fonteparág.padrão" style:family="text">
      <style:text-properties fo:color="#000000"/>
    </style:style>
    <style:style style:name="T46" style:parent-style-name="Fonteparág.padrão" style:family="text">
      <style:text-properties fo:color="#000000" fo:font-size="20pt" style:font-size-asian="2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/>
      <style:text-properties fo:font-size="5pt" style:font-size-asian="5pt" style:font-size-complex="5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style:snap-to-layout-grid="false" fo:text-align="justify" fo:margin-right="-0.0006in"/>
      <style:text-properties fo:color="#000000" fo:font-size="12pt" style:font-size-asian="12pt"/>
    </style:style>
    <style:style style:name="TableCell5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style:snap-to-layout-grid="false"/>
      <style:text-properties fo:font-size="12pt" style:font-size-asian="12pt" style:font-size-complex="12pt"/>
    </style:style>
    <style:style style:name="TableCell5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style:snap-to-layout-grid="false"/>
      <style:text-properties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style:snap-to-layout-grid="false"/>
      <style:text-properties fo:font-size="5pt" style:font-size-asian="5pt" style:font-size-complex="5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style:snap-to-layout-grid="false"/>
    </style:style>
    <style:style style:name="P69" style:parent-style-name="TableContents" style:family="paragraph">
      <style:paragraph-properties style:snap-to-layout-grid="false" fo:text-align="justify"/>
    </style:style>
    <style:style style:name="T70" style:parent-style-name="Fonteparág.padrão" style:family="text">
      <style:text-properties fo:color="#000000"/>
    </style:style>
    <style:style style:name="T71" style:parent-style-name="Fonteparág.padrão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T73" style:parent-style-name="Fonteparág.padrão" style:family="text">
      <style:text-properties fo:color="#00000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style:snap-to-layout-grid="false" fo:text-align="justify" fo:margin-right="-0.0006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style:snap-to-layout-grid="false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style:snap-to-layout-grid="false" fo:text-align="justify" fo:margin-right="-0.0006in"/>
      <style:text-properties fo:color="#000000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style:snap-to-layout-grid="false" fo:text-align="justify" fo:margin-top="0.0784in" fo:margin-right="-0.0006in"/>
      <style:text-properties fo:color="#0000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5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Cell16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style:snap-to-layout-grid="false" fo:text-align="center" fo:margin-right="-0.0006in"/>
      <style:text-properties fo:color="#000000" fo:font-size="12pt" style:font-size-asian="12pt" style:font-size-complex="12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fo:text-align="justify" fo:margin-right="-0.0006in"/>
      <style:text-properties fo:color="#000000" fo:font-size="6pt" style:font-size-asian="6pt" style:font-size-complex="6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9">
            <text:p text:style-name="P14">INSTITUTO MILITAR DE ENGENHARIA</text:p>
            <text:p text:style-name="P15"><text:span text:style-name="T16"><text:s/>(Real Academia de Artilharia, Fortificação e Desenho/1792)</text:span></text:p>
            <text:p text:style-name="P17">SUBDIVISÃO DE CURSOS DE <text:s/>PÓS-GRADU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9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 table:number-columns-spanned="7">
            <text:p text:style-name="P27"><text:span text:style-name="T28">PROPOSTA DE ESTUDO<text:s/></text:span><text:span text:style-name="T29">(MESTRAD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 table:number-columns-spanned="7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 table:number-columns-spanned="7">
            <text:p text:style-name="P43"><text:span text:style-name="T44">PROPOSTA DE PESQUISA</text:span><text:span text:style-name="T45"><text:s/></text:span><text:span text:style-name="T46">(DOUTORAD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9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4">
            <text:p text:style-name="P52">Nome do candidato:</text:p>
          </table:table-cell>
          <table:covered-table-cell/>
          <table:covered-table-cell/>
          <table:covered-table-cell/>
          <table:table-cell table:style-name="TableCell53" table:number-columns-spanned="5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3">
            <text:p text:style-name="P57">Curso no IME:</text:p>
          </table:table-cell>
          <table:covered-table-cell/>
          <table:covered-table-cell/>
          <table:table-cell table:style-name="TableCell58" table:number-columns-spanned="6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9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9">
            <text:p text:style-name="P65">(Preencher a mão ou digita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9">
            <text:p text:style-name="P68">Escreva sua proposta de trabalho com o mínimo de 20 linhas, abordando os seguintes tópicos:</text:p>
            <text:p text:style-name="P69"><text:span text:style-name="T70">- Dentro do curso pretendido, qual é a sua área de interesse? Qual é o<text:s/></text:span><text:span text:style-name="T71">estudo que você pretende desenvolver?<text:s/></text:span><text:span text:style-name="T72">Dentro do estudo proposto, qual é o seu objetivo?<text:s/></text:span><text:span text:style-name="T73">O estudo que você pretende desenvolver é de interesse do Exército Brasileiro? Por que? Dê outros esclarecimentos que julgar necessário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9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9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9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9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9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9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9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9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9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9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9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9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9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9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9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9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9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 table:number-columns-spanned="9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9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9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9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 table:number-columns-spanned="9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9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5">
            <text:p text:style-name="P156">Local</text:p>
          </table:table-cell>
          <table:covered-table-cell/>
          <table:covered-table-cell/>
          <table:covered-table-cell/>
          <table:covered-table-cell/>
          <table:table-cell table:style-name="TableCell157">
            <text:p text:style-name="P158"/>
          </table:table-cell>
          <table:table-cell table:style-name="TableCell159">
            <text:p text:style-name="P160">Data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Assinatura</text:p>
          </table:table-cell>
        </table:table-row>
        <table:table-row table:style-name="TableRow165">
          <table:table-cell table:style-name="TableCell166" table:number-columns-spanned="9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" svg:font-family="DejaVu Sans" style:font-family-generic="swiss" style:font-pitch="variable"/>
    <style:font-face style:name="StarSymbol, 'Arial Unicode MS'" svg:font-family="Star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Título" style:display-name="WW-Título" style:family="paragraph" style:parent-style-name="Heading" style:next-style-name="Subtítulo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apítulo" style:display-name="Capítulo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databela" style:display-name="Título da tabe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Marcadores" style:display-name="Marcadore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2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cha de inscrição</dc:title>
    <meta:initial-creator>SD/1</meta:initial-creator>
    <dc:creator>Ivanildo</dc:creator>
    <meta:creation-date>2021-05-03T17:02:00Z</meta:creation-date>
    <dc:date>2021-05-03T17:02:00Z</dc:date>
    <meta:print-date>2010-07-08T16:1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16" meta:character-count="747" meta:row-count="5" meta:non-whitespace-character-count="632"/>
  </office:meta>
</office:document-meta>
</file>